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paragraph-rsid="00089030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089030" officeooo:paragraph-rsid="00089030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089030" officeooo:paragraph-rsid="00089030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 officeooo:rsid="00089030" officeooo:paragraph-rsid="00089030"/>
    </style:style>
    <style:style style:name="T1" style:family="text">
      <style:text-properties officeooo:rsid="000832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remy Holloway</text:p>
      <text:p text:style-name="P4">CPSC-3220-001</text:p>
      <text:p text:style-name="P4">6/11/2019</text:p>
      <text:p text:style-name="P4"/>
      <text:p text:style-name="P5">Pre-class Assignment #17</text:p>
      <text:p text:style-name="P6"/>
      <text:p text:style-name="P2">Relevant Materials:<text:line-break/>OSPP textbook, chapter 10<text:line-break/>chapter 10 slides</text:p>
      <text:p text:style-name="P3">1. Define the following terms:<text:line-break/> <text:tab/>- zero-copy I/O: <text:span text:style-name="T1">A technique for transferring data across the kernel-user boundary <text:tab/>without a memory-to-memory copy, by manipulating page table entries.</text:span></text:p>
      <text:p text:style-name="P3"><text:tab/>- paravirtualization: <text:span text:style-name="T1">The hardware dependent layer, specific to the underlying hardware, <text:tab/>is replaced with code that understands about the virtual machine.</text:span><text:line-break/> <text:tab/>- process migration: <text:span text:style-name="T1">The ability to take a running program on one system, stop its <text:tab/>execution, and resume it on a different machine.</text:span><text:line-break/> <text:tab/>-log: <text:span text:style-name="T1">An ordered sequence of steps saved to persistent storage.</text:span><text:line-break/><text:tab/>- incremental checkpoint: <text:span text:style-name="T1">A consistent snapshot of the portion of process memory that <text:tab/>has been modified since the previous checkpoint.</text:span></text:p>
      <text:p text:style-name="P2"/>
      <text:p text:style-name="P2">2. Why does the operating system need to pin pages when performing zero-copy I/O if I/O devices are using physical addresses?</text:p>
      <text:p text:style-name="P2">3. What is an efficient way to take a checkpoint if a trap handler is in progress?</text:p>
      <text:p text:style-name="P2">4. How do you prevent a call to a user-level page handler from experiencing a page fault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14:07.724017993</meta:creation-date>
    <dc:date>2019-06-10T14:33:45.801898432</dc:date>
    <meta:editing-duration>PT13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71" meta:character-count="1099" meta:non-whitespace-character-count="926"/>
  </office:meta>
</office:document-meta>
</file>